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0a537b" officeooo:paragraph-rsid="000a537b"/>
    </style:style>
    <style:style style:name="P5" style:family="paragraph" style:parent-style-name="Standard">
      <style:paragraph-properties fo:text-align="start" style:justify-single-word="false"/>
      <style:text-properties officeooo:rsid="000a537b" officeooo:paragraph-rsid="000c854d"/>
    </style:style>
    <style:style style:name="P6" style:family="paragraph" style:parent-style-name="Standard">
      <style:paragraph-properties fo:line-height="100%" fo:text-align="start" style:justify-single-word="false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font-weight="bold" officeooo:rsid="000a537b" officeooo:paragraph-rsid="000a537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c854d" officeooo:paragraph-rsid="000c854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0b4873" style:font-size-asian="12pt" style:font-size-complex="12pt"/>
    </style:style>
    <style:style style:name="P10" style:family="paragraph" style:parent-style-name="Standard">
      <style:paragraph-properties fo:text-align="end" style:justify-single-word="false"/>
      <style:text-properties officeooo:rsid="000ddce1" officeooo:paragraph-rsid="000ddce1"/>
    </style:style>
    <style:style style:name="P11" style:family="paragraph" style:parent-style-name="Standard">
      <style:paragraph-properties fo:text-align="start" style:justify-single-word="false"/>
      <style:text-properties officeooo:rsid="000a537b" officeooo:paragraph-rsid="000a537b"/>
    </style:style>
    <style:style style:name="P12" style:family="paragraph" style:parent-style-name="Standard">
      <style:paragraph-properties fo:text-align="start" style:justify-single-word="false"/>
      <style:text-properties officeooo:rsid="000a537b" officeooo:paragraph-rsid="000ddce1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14" style:family="paragraph" style:parent-style-name="Standard">
      <style:paragraph-properties fo:line-height="100%"/>
      <style:text-properties fo:font-size="10pt" officeooo:paragraph-rsid="000ddce1" style:font-size-asian="10pt" style:font-size-complex="10pt"/>
    </style:style>
    <style:style style:name="T1" style:family="text">
      <style:text-properties officeooo:rsid="000a537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4873" style:font-weight-asian="bold" style:font-weight-complex="bold"/>
    </style:style>
    <style:style style:name="T4" style:family="text">
      <style:text-properties officeooo:rsid="000b4873"/>
    </style:style>
    <style:style style:name="T5" style:family="text">
      <style:text-properties officeooo:rsid="000c854d"/>
    </style:style>
    <style:style style:name="T6" style:family="text">
      <style:text-properties officeooo:rsid="000d1dfb"/>
    </style:style>
    <style:style style:name="T7" style:family="text">
      <style:text-properties officeooo:rsid="000ddc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“Брестский Государственный технический университет”</text:p>
      <text:p text:style-name="P1">Кафедра ИИ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Лабораторная работа №<text:span text:style-name="T5">6</text:span></text:p>
      <text:p text:style-name="P1">По дисциплине “Операционные системы”</text:p>
      <text:p text:style-name="P1">Тема: “<text:span text:style-name="T5">Средства межпроцессорного взаимодействия</text:span>”</text:p>
      <text:p text:style-name="Standard"/>
      <text:p text:style-name="Standard"/>
      <text:p text:style-name="Standard"/>
      <text:p text:style-name="Standard"/>
      <text:p text:style-name="P3"/>
      <text:p text:style-name="P3">Выполнил:</text:p>
      <text:p text:style-name="P3">Студент 2 курса</text:p>
      <text:p text:style-name="P3">Группы ИИ-2<text:span text:style-name="T7">3</text:span></text:p>
      <text:p text:style-name="P10">Романюк А. П.</text:p>
      <text:p text:style-name="P3">Проверил:</text:p>
      <text:p text:style-name="P10">Чеслов А. В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Брест 202<text:span text:style-name="T7">3</text:span></text:p>
      <text:p text:style-name="P4"><text:soft-page-break/><text:span text:style-name="T2">Цел работы:</text:span> изучить <text:span text:style-name="T5">средства межпроцессорного взаимодействия.</text:span></text:p>
      <text:p text:style-name="P7">Ход работы:</text:p>
      <text:p text:style-name="P7"/>
      <text:p text:style-name="P8">Задание:</text:p>
      <text:p text:style-name="P4">Ознакомиться с руководством, теоретическими сведениями и лекционным</text:p>
      <text:p text:style-name="P4">материалом по использованию и функционированию средств взаимодействия.</text:p>
      <text:p text:style-name="P4">Написать программу, которая порождает дочерний процесс, и общается с ним через</text:p>
      <text:p text:style-name="P4">средства взаимодействия согласно варианту (Общие файлы), передавая и получая информацию</text:p>
      <text:p text:style-name="P12">согласно варианту (Родитель передает 5 случайных чисел, потомок возвращает их</text:p>
      <text:p text:style-name="P12">сумму и произведение.). Передачу и получение информации каждым из процессов</text:p>
      <text:p text:style-name="P4">сопровождать выводом на экран информации типа "процесс такой-то передал/получил</text:p>
      <text:p text:style-name="P4">такую-то информацию". Дочерние процессы начинают операции после получения</text:p>
      <text:p text:style-name="P4">сигнала SIGUSR1 от родительского процесса.</text:p>
      <text:p text:style-name="P2"/>
      <text:p text:style-name="P6">#include &lt;stdio.h&gt;</text:p>
      <text:p text:style-name="P6">#include &lt;unistd.h&gt;</text:p>
      <text:p text:style-name="P6">#include &lt;stdlib.h&gt;</text:p>
      <text:p text:style-name="P6">#include &lt;signal.h&gt;</text:p>
      <text:p text:style-name="P6">#include &lt;string.h&gt;</text:p>
      <text:p text:style-name="P6">#include &lt;sys/stat.h&gt;</text:p>
      <text:p text:style-name="P6">#include &lt;fcntl.h&gt;</text:p>
      <text:p text:style-name="P6">#include &lt;errno.h&gt;</text:p>
      <text:p text:style-name="P6">#include &lt;math.h&gt;</text:p>
      <text:p text:style-name="P6">#define FILE_NAME "shared_file.txt"</text:p>
      <text:p text:style-name="P6">int fd_shared_file;</text:p>
      <text:p text:style-name="P6">char buf[20];</text:p>
      <text:p text:style-name="P6">void sig_handler_parent(int signum) {</text:p>
      <text:p text:style-name="P6"><text:s text:c="4"/>printf("Parent: Received a response signal from child\n");</text:p>
      <text:p text:style-name="P6"><text:s text:c="4"/>lseek(fd_shared_file, 0, SEEK_SET); // Move to the beginning of the file</text:p>
      <text:p text:style-name="P6"><text:s text:c="4"/>read(fd_shared_file, buf, 20);</text:p>
      <text:p text:style-name="P6"><text:s text:c="4"/>printf("Answer: %s\r\n", buf);</text:p>
      <text:p text:style-name="P6">}</text:p>
      <text:p text:style-name="P6">void sig_handler_child(int signum) {</text:p>
      <text:p text:style-name="P6"><text:s text:c="4"/>printf("Child: Received a signal from parent\n");</text:p>
      <text:p text:style-name="P6"><text:s text:c="4"/>lseek(fd_shared_file, 0, SEEK_SET); // Move to the beginning of the file</text:p>
      <text:p text:style-name="P6"><text:s text:c="4"/>read(fd_shared_file, buf, 20);</text:p>
      <text:p text:style-name="P6"><text:s text:c="4"/>int a;</text:p>
      <text:p text:style-name="P6"><text:s text:c="4"/>int sum = 0;</text:p>
      <text:p text:style-name="P6"><text:s text:c="4"/>int add = 1;</text:p>
      <text:p text:style-name="P6"><text:s text:c="4"/>for (int i = 0; i &lt; 5; i++){</text:p>
      <text:p text:style-name="P6"><text:s text:c="6"/>sscanf(buf, "%d" , &amp;a);</text:p>
      <text:p text:style-name="P6"><text:s text:c="6"/>sum = sum + a;</text:p>
      <text:p text:style-name="P6"><text:s text:c="6"/>add = add * a;</text:p>
      <text:p text:style-name="P6"><text:s text:c="4"/>}</text:p>
      <text:p text:style-name="P6"><text:s text:c="4"/>sprintf(buf, " %d %d ", sum, add);</text:p>
      <text:p text:style-name="P6"><text:s text:c="4"/>lseek(fd_shared_file, 0, SEEK_SET); // Move to the beginning of the file</text:p>
      <text:p text:style-name="P6"><text:s text:c="4"/>write(fd_shared_file, buf, strlen(buf));</text:p>
      <text:p text:style-name="P6"><text:s text:c="4"/>buf[0] = '\0';</text:p>
      <text:p text:style-name="P6"><text:s text:c="4"/>sleep(1);</text:p>
      <text:p text:style-name="P6"><text:s text:c="4"/>kill(getppid(), SIGUSR1);</text:p>
      <text:p text:style-name="P6">}</text:p>
      <text:p text:style-name="P6">int main() {</text:p>
      <text:p text:style-name="P6"><text:s text:c="4"/>if (truncate(FILE_NAME, 0) == 0) {</text:p>
      <text:p text:style-name="P6"><text:s text:c="8"/>printf("Файл успешно очищен.\n");</text:p>
      <text:p text:style-name="P6"><text:s text:c="4"/>} else {</text:p>
      <text:p text:style-name="P6"><text:s text:c="8"/>perror("Ошибка при очистке файла");</text:p>
      <text:p text:style-name="P6"><text:s text:c="4"/>}</text:p>
      <text:p text:style-name="P6"><text:s text:c="4"/>pid_t pid;</text:p>
      <text:p text:style-name="P6"><text:soft-page-break/><text:s text:c="4"/>if ((fd_shared_file = open(FILE_NAME, O_CREAT | O_RDWR, 0666)) == -1) {</text:p>
      <text:p text:style-name="P6"><text:s text:c="8"/>perror("Unable to open/create the shared file\n");</text:p>
      <text:p text:style-name="P6"><text:s text:c="8"/>exit(1);</text:p>
      <text:p text:style-name="P6"><text:s text:c="4"/>}</text:p>
      <text:p text:style-name="P6"><text:s text:c="4"/>if ((pid = fork()) &lt; 0) {</text:p>
      <text:p text:style-name="P6"><text:s text:c="8"/>printf("Fork Failed\n");</text:p>
      <text:p text:style-name="P6"><text:s text:c="8"/>exit(1);</text:p>
      <text:p text:style-name="P6"><text:s text:c="4"/>}</text:p>
      <text:p text:style-name="P6"><text:s text:c="4"/>/* Child Process */</text:p>
      <text:p text:style-name="P6"><text:s text:c="4"/>else if (pid == 0) {</text:p>
      <text:p text:style-name="P6"><text:s text:c="8"/>signal(SIGUSR1, sig_handler_child);</text:p>
      <text:p text:style-name="P6"><text:s text:c="8"/>printf("Child: waiting for signal\n");</text:p>
      <text:p text:style-name="P6"><text:s text:c="8"/>pause();</text:p>
      <text:p text:style-name="P6"><text:s text:c="4"/>}</text:p>
      <text:p text:style-name="P6"><text:s text:c="4"/>/* Parent Process */</text:p>
      <text:p text:style-name="P6"><text:s text:c="4"/>else {</text:p>
      <text:p text:style-name="P6"><text:s text:c="8"/>signal(SIGUSR1, sig_handler_parent);</text:p>
      <text:p text:style-name="P6"><text:s text:c="8"/>sleep(1);</text:p>
      <text:p text:style-name="P6"><text:s text:c="10"/>for (int i = 0; i &lt; 5; i++){</text:p>
      <text:p text:style-name="P6"><text:s text:c="10"/>int b = rand()%10; </text:p>
      <text:p text:style-name="P6"><text:s text:c="12"/>sprintf(buf, "%d", b);</text:p>
      <text:p text:style-name="P6"><text:s text:c="10"/>}</text:p>
      <text:p text:style-name="P6"><text:s text:c="8"/>write(fd_shared_file, buf, strlen(buf));</text:p>
      <text:p text:style-name="P6"><text:s text:c="8"/>buf[0] = '\0';</text:p>
      <text:p text:style-name="P6"><text:s text:c="8"/>printf("Parent: sending signal to Child\n");</text:p>
      <text:p text:style-name="P6"><text:s text:c="8"/>kill(pid, SIGUSR1);</text:p>
      <text:p text:style-name="P6"><text:s text:c="8"/>printf("Parent: waiting for response\n");</text:p>
      <text:p text:style-name="P6"><text:s text:c="8"/>pause();</text:p>
      <text:p text:style-name="P6"><text:s text:c="4"/>}</text:p>
      <text:p text:style-name="P6"><text:s text:c="4"/>close(fd_shared_file);</text:p>
      <text:p text:style-name="P6"><text:s text:c="4"/>return 0;</text:p>
      <text:p text:style-name="P6">}</text:p>
      <text:p text:style-name="P6">/<text:span text:style-name="T7">*</text:span></text:p>
      <text:p text:style-name="P6">Файл успешно очищен.</text:p>
      <text:p text:style-name="P6">Child: waiting for signal</text:p>
      <text:p text:style-name="P6">Parent: sending signal to Child</text:p>
      <text:p text:style-name="P6">Parent: waiting for response</text:p>
      <text:p text:style-name="P6">Child: Received a signal from parent</text:p>
      <text:p text:style-name="P6">Parent: Received a response signal from child</text:p>
      <text:p text:style-name="P6">Answer: <text:s/>15 243 </text:p>
      <text:p text:style-name="P14"><text:span text:style-name="Source_20_Text"><text:span text:style-name="T7">*/</text:span></text:span></text:p>
      <text:p text:style-name="P14"><text:span text:style-name="Source_20_Text"/></text:p>
      <text:p text:style-name="P9"><text:span text:style-name="T3">Вывод:</text:span><text:span text:style-name="T4"> </text:span><text:span text:style-name="T1">изучи</text:span><text:span text:style-name="T4">л</text:span><text:span text:style-name="T1"> </text:span><text:span text:style-name="T5">сре</text:span><text:span text:style-name="T6">д</text:span><text:span text:style-name="T5">ства межпроцессорного взаимодействия на примере именованных канал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3:55:14.338755716</meta:creation-date>
    <dc:date>2023-10-16T22:30:37.809566256</dc:date>
    <meta:editing-duration>PT1H7M44S</meta:editing-duration>
    <meta:editing-cycles>4</meta:editing-cycles>
    <meta:generator>LibreOffice/7.5.6.2$Linux_X86_64 LibreOffice_project/50$Build-2</meta:generator>
    <meta:document-statistic meta:table-count="0" meta:image-count="0" meta:object-count="0" meta:page-count="3" meta:paragraph-count="112" meta:word-count="426" meta:character-count="3402" meta:non-whitespace-character-count="2753"/>
  </office:meta>
</office:document-meta>
</file>